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16e1a6" officeooo:paragraph-rsid="0016e1a6"/>
    </style:style>
    <style:style style:name="P2" style:family="paragraph" style:parent-style-name="Text_20_body">
      <style:text-properties officeooo:rsid="00182981" officeooo:paragraph-rsid="00182981"/>
    </style:style>
    <style:style style:name="P3" style:family="paragraph" style:parent-style-name="Text_20_body">
      <style:text-properties officeooo:rsid="0018b90b" officeooo:paragraph-rsid="0018b90b"/>
    </style:style>
    <style:style style:name="T1" style:family="text">
      <style:text-properties fo:background-color="#ffff00" loext:char-shading-value="0"/>
    </style:style>
    <style:style style:name="T2" style:family="text">
      <style:text-properties officeooo:rsid="0018b90b"/>
    </style:style>
    <style:style style:name="T3" style:family="text">
      <style:text-properties officeooo:rsid="001944e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Dataset</text:h>
      <text:p text:style-name="P1">The dataset consists of twenty-three paired recording with a distance <text:s/>of less than 200um between the targeted neuron and the closest extracellular electrode. These were acquired from <text:span text:style-name="T1">numberofcells</text:span> cells, from the cortex of <text:span text:style-name="T1">numberofrats</text:span> anesthetized rats.</text:p>
      <text:p text:style-name="P2">On figure (figure2b neto et al) is an example of the signal acquired from using the juxtacellular <text:span text:style-name="T2">pipette</text:span>, which, with an amplitude of around 4mV, reveals the typical high signal-to-ratio that the signal this probe yields. On the figure (figure 2c neto et al), many of the spikes were aligned and <text:s/>plotted together. We can see that this waveform keeps it shape over the course of the recording. In this case, as is in most of the recording, it has a positive-before-negative biphasic waveform, which is indicative that there was a good coupling between the pipe<text:span text:style-name="T2">t</text:span>te and the neuron's soma (Herfst et al, 2012). <text:span text:style-name="T2">However, i</text:span>n two case, <text:span text:style-name="T2">that</text:span> I used, the waveform <text:span text:style-name="T2">has a negative-before-positive profile indicating incomplete contact between the cell membrane and the pipette, lowering the signal-to-ratio (SNR) significantly but remaining detectable.</text:span> (2015_09_03_Pair9.0 and 2015_09_04_Pair5.0).</text:p>
      <text:p text:style-name="P3">With such a high SNR, one can reliably use a simple threshold-based detector to calculate the times (hereafter juxta times) at which the juxta neuron spiked.</text:p>
      <text:p text:style-name="P3">The earliest extracellular recording in the dataset were done using the 32-channel probe. Part of one <text:s/>of these recordings after the high-pass filter is illustrated in the figure (figure 2e neto et al). This signal usually doesn't have a high SNR, <text:span text:style-name="T3">as can be seen in figure (figure 2f neto et al)</text:span>. To get the waveform of the EAP on this probe <text:span text:style-name="T3">we perform Juxta-Triggered Averages (JTAs)</text:span>, <text:span text:style-name="T3">where </text:span>windows o<text:span text:style-name="T3">f 4 ms centered on the juxta spikes are averaged so that the noise decreases and the waveform becomes clear. In figure (figure 2h neto et al), I present the JTAs in each electrode with its correct position in the 32-channel probe. It is possible to see that the EAP has a different waveform on different electrode sites. They are also displaced in time: on electrodes farther way, the waveform is delayed with respect to one on a electrode closer to the neuro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8T02:12:26.782855792</meta:creation-date>
    <dc:date>2016-04-08T04:14:28.014398221</dc:date>
    <meta:editing-duration>PT1H52M55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5" meta:word-count="353" meta:character-count="2169" meta:non-whitespace-character-count="1818"/>
  </office:meta>
</office:document-meta>
</file>